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tSampling</text:p>
          </table:table-cell>
          <table:table-cell office:value-type="string" calcext:value-type="string">
            <text:p>tMSSP</text:p>
          </table:table-cell>
          <table:table-cell office:value-type="string" calcext:value-type="string">
            <text:p>tEdges</text:p>
          </table:table-cell>
          <table:table-cell office:value-type="string" calcext:value-type="string">
            <text:p>terms</text:p>
          </table:table-cell>
          <table:table-cell office:value-type="string" calcext:value-type="string">
            <text:p>tSGD</text:p>
          </table:table-cell>
          <table:table-cell office:value-type="string" calcext:value-type="string">
            <text:p>tTota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39793" calcext:value-type="float">
            <text:p>0.239793</text:p>
          </table:table-cell>
          <table:table-cell office:value-type="float" office:value="0.512157" calcext:value-type="float">
            <text:p>0.512157</text:p>
          </table:table-cell>
          <table:table-cell office:value-type="float" office:value="0.006632" calcext:value-type="float">
            <text:p>0.006632</text:p>
          </table:table-cell>
          <table:table-cell office:value-type="float" office:value="406455" calcext:value-type="float">
            <text:p>406455</text:p>
          </table:table-cell>
          <table:table-cell office:value-type="float" office:value="0.411244" calcext:value-type="float">
            <text:p>0.411244</text:p>
          </table:table-cell>
          <table:table-cell office:value-type="float" office:value="1.23161" calcext:value-type="float">
            <text:p>1.231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22163" calcext:value-type="float">
            <text:p>0.422163</text:p>
          </table:table-cell>
          <table:table-cell office:value-type="float" office:value="0.603276" calcext:value-type="float">
            <text:p>0.603276</text:p>
          </table:table-cell>
          <table:table-cell office:value-type="float" office:value="0.007022" calcext:value-type="float">
            <text:p>0.007022</text:p>
          </table:table-cell>
          <table:table-cell office:value-type="float" office:value="485070" calcext:value-type="float">
            <text:p>485070</text:p>
          </table:table-cell>
          <table:table-cell office:value-type="float" office:value="0.486537" calcext:value-type="float">
            <text:p>0.486537</text:p>
          </table:table-cell>
          <table:table-cell office:value-type="float" office:value="1.59377" calcext:value-type="float">
            <text:p>1.593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24473" calcext:value-type="float">
            <text:p>0.324473</text:p>
          </table:table-cell>
          <table:table-cell office:value-type="float" office:value="0.688192" calcext:value-type="float">
            <text:p>0.688192</text:p>
          </table:table-cell>
          <table:table-cell office:value-type="float" office:value="0.006988" calcext:value-type="float">
            <text:p>0.006988</text:p>
          </table:table-cell>
          <table:table-cell office:value-type="float" office:value="563586" calcext:value-type="float">
            <text:p>563586</text:p>
          </table:table-cell>
          <table:table-cell office:value-type="float" office:value="0.568197" calcext:value-type="float">
            <text:p>0.568197</text:p>
          </table:table-cell>
          <table:table-cell office:value-type="float" office:value="1.73212" calcext:value-type="float">
            <text:p>1.732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6749" calcext:value-type="float">
            <text:p>0.36749</text:p>
          </table:table-cell>
          <table:table-cell office:value-type="float" office:value="0.832656" calcext:value-type="float">
            <text:p>0.832656</text:p>
          </table:table-cell>
          <table:table-cell office:value-type="float" office:value="0.007156" calcext:value-type="float">
            <text:p>0.007156</text:p>
          </table:table-cell>
          <table:table-cell office:value-type="float" office:value="642000" calcext:value-type="float">
            <text:p>642000</text:p>
          </table:table-cell>
          <table:table-cell office:value-type="float" office:value="0.658553" calcext:value-type="float">
            <text:p>0.658553</text:p>
          </table:table-cell>
          <table:table-cell office:value-type="float" office:value="1.96421" calcext:value-type="float">
            <text:p>1.964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21643" calcext:value-type="float">
            <text:p>0.421643</text:p>
          </table:table-cell>
          <table:table-cell office:value-type="float" office:value="0.969556" calcext:value-type="float">
            <text:p>0.969556</text:p>
          </table:table-cell>
          <table:table-cell office:value-type="float" office:value="0.007687" calcext:value-type="float">
            <text:p>0.007687</text:p>
          </table:table-cell>
          <table:table-cell office:value-type="float" office:value="720315" calcext:value-type="float">
            <text:p>720315</text:p>
          </table:table-cell>
          <table:table-cell office:value-type="float" office:value="0.755814" calcext:value-type="float">
            <text:p>0.755814</text:p>
          </table:table-cell>
          <table:table-cell office:value-type="float" office:value="2.26119" calcext:value-type="float">
            <text:p>2.261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44872" calcext:value-type="float">
            <text:p>0.444872</text:p>
          </table:table-cell>
          <table:table-cell office:value-type="float" office:value="1.12315" calcext:value-type="float">
            <text:p>1.12315</text:p>
          </table:table-cell>
          <table:table-cell office:value-type="float" office:value="0.008107" calcext:value-type="float">
            <text:p>0.008107</text:p>
          </table:table-cell>
          <table:table-cell office:value-type="float" office:value="798530" calcext:value-type="float">
            <text:p>798530</text:p>
          </table:table-cell>
          <table:table-cell office:value-type="float" office:value="0.876695" calcext:value-type="float">
            <text:p>0.876695</text:p>
          </table:table-cell>
          <table:table-cell office:value-type="float" office:value="2.5687" calcext:value-type="float">
            <text:p>2.568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19174" calcext:value-type="float">
            <text:p>0.519174</text:p>
          </table:table-cell>
          <table:table-cell office:value-type="float" office:value="1.28721" calcext:value-type="float">
            <text:p>1.28721</text:p>
          </table:table-cell>
          <table:table-cell office:value-type="float" office:value="0.010158" calcext:value-type="float">
            <text:p>0.010158</text:p>
          </table:table-cell>
          <table:table-cell office:value-type="float" office:value="876646" calcext:value-type="float">
            <text:p>876646</text:p>
          </table:table-cell>
          <table:table-cell office:value-type="float" office:value="0.947477" calcext:value-type="float">
            <text:p>0.947477</text:p>
          </table:table-cell>
          <table:table-cell office:value-type="float" office:value="2.89347" calcext:value-type="float">
            <text:p>2.893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55605" calcext:value-type="float">
            <text:p>0.555605</text:p>
          </table:table-cell>
          <table:table-cell office:value-type="float" office:value="1.62366" calcext:value-type="float">
            <text:p>1.62366</text:p>
          </table:table-cell>
          <table:table-cell office:value-type="float" office:value="0.009468" calcext:value-type="float">
            <text:p>0.009468</text:p>
          </table:table-cell>
          <table:table-cell office:value-type="float" office:value="954661" calcext:value-type="float">
            <text:p>954661</text:p>
          </table:table-cell>
          <table:table-cell office:value-type="float" office:value="1.35526" calcext:value-type="float">
            <text:p>1.35526</text:p>
          </table:table-cell>
          <table:table-cell office:value-type="float" office:value="3.71637" calcext:value-type="float">
            <text:p>3.7163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12203" calcext:value-type="float">
            <text:p>0.812203</text:p>
          </table:table-cell>
          <table:table-cell office:value-type="float" office:value="2.09669" calcext:value-type="float">
            <text:p>2.09669</text:p>
          </table:table-cell>
          <table:table-cell office:value-type="float" office:value="0.0087" calcext:value-type="float">
            <text:p>0.0087</text:p>
          </table:table-cell>
          <table:table-cell office:value-type="float" office:value="1032576" calcext:value-type="float">
            <text:p>1032576</text:p>
          </table:table-cell>
          <table:table-cell office:value-type="float" office:value="1.31648" calcext:value-type="float">
            <text:p>1.31648</text:p>
          </table:table-cell>
          <table:table-cell office:value-type="float" office:value="4.38629" calcext:value-type="float">
            <text:p>4.386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35895" calcext:value-type="float">
            <text:p>0.635895</text:p>
          </table:table-cell>
          <table:table-cell office:value-type="float" office:value="2.027" calcext:value-type="float">
            <text:p>2.027</text:p>
          </table:table-cell>
          <table:table-cell office:value-type="float" office:value="0.010284" calcext:value-type="float">
            <text:p>0.010284</text:p>
          </table:table-cell>
          <table:table-cell office:value-type="float" office:value="1110391" calcext:value-type="float">
            <text:p>1110391</text:p>
          </table:table-cell>
          <table:table-cell office:value-type="float" office:value="1.29392" calcext:value-type="float">
            <text:p>1.29392</text:p>
          </table:table-cell>
          <table:table-cell office:value-type="float" office:value="4.20283" calcext:value-type="float">
            <text:p>4.202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00251" calcext:value-type="float">
            <text:p>0.700251</text:p>
          </table:table-cell>
          <table:table-cell office:value-type="float" office:value="2.10111" calcext:value-type="float">
            <text:p>2.10111</text:p>
          </table:table-cell>
          <table:table-cell office:value-type="float" office:value="0.008834" calcext:value-type="float">
            <text:p>0.008834</text:p>
          </table:table-cell>
          <table:table-cell office:value-type="float" office:value="1188106" calcext:value-type="float">
            <text:p>1188106</text:p>
          </table:table-cell>
          <table:table-cell office:value-type="float" office:value="1.31111" calcext:value-type="float">
            <text:p>1.31111</text:p>
          </table:table-cell>
          <table:table-cell office:value-type="float" office:value="4.30445" calcext:value-type="float">
            <text:p>4.3044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727468" calcext:value-type="float">
            <text:p>0.727468</text:p>
          </table:table-cell>
          <table:table-cell office:value-type="float" office:value="2.72544" calcext:value-type="float">
            <text:p>2.72544</text:p>
          </table:table-cell>
          <table:table-cell office:value-type="float" office:value="0.020411" calcext:value-type="float">
            <text:p>0.020411</text:p>
          </table:table-cell>
          <table:table-cell office:value-type="float" office:value="1265721" calcext:value-type="float">
            <text:p>1265721</text:p>
          </table:table-cell>
          <table:table-cell office:value-type="float" office:value="1.48716" calcext:value-type="float">
            <text:p>1.48716</text:p>
          </table:table-cell>
          <table:table-cell office:value-type="float" office:value="6.10235" calcext:value-type="float">
            <text:p>6.1023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86415" calcext:value-type="float">
            <text:p>0.86415</text:p>
          </table:table-cell>
          <table:table-cell office:value-type="float" office:value="3.1468" calcext:value-type="float">
            <text:p>3.1468</text:p>
          </table:table-cell>
          <table:table-cell office:value-type="float" office:value="0.011075" calcext:value-type="float">
            <text:p>0.011075</text:p>
          </table:table-cell>
          <table:table-cell office:value-type="float" office:value="1343238" calcext:value-type="float">
            <text:p>1343238</text:p>
          </table:table-cell>
          <table:table-cell office:value-type="float" office:value="1.57531" calcext:value-type="float">
            <text:p>1.57531</text:p>
          </table:table-cell>
          <table:table-cell office:value-type="float" office:value="6.16945" calcext:value-type="float">
            <text:p>6.1694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840098" calcext:value-type="float">
            <text:p>0.840098</text:p>
          </table:table-cell>
          <table:table-cell office:value-type="float" office:value="2.51829" calcext:value-type="float">
            <text:p>2.51829</text:p>
          </table:table-cell>
          <table:table-cell office:value-type="float" office:value="0.009288" calcext:value-type="float">
            <text:p>0.009288</text:p>
          </table:table-cell>
          <table:table-cell office:value-type="float" office:value="1420652" calcext:value-type="float">
            <text:p>1420652</text:p>
          </table:table-cell>
          <table:table-cell office:value-type="float" office:value="1.71702" calcext:value-type="float">
            <text:p>1.71702</text:p>
          </table:table-cell>
          <table:table-cell office:value-type="float" office:value="5.54774" calcext:value-type="float">
            <text:p>5.5477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885724" calcext:value-type="float">
            <text:p>0.885724</text:p>
          </table:table-cell>
          <table:table-cell office:value-type="float" office:value="2.78598" calcext:value-type="float">
            <text:p>2.78598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1497967" calcext:value-type="float">
            <text:p>1497967</text:p>
          </table:table-cell>
          <table:table-cell office:value-type="float" office:value="1.81507" calcext:value-type="float">
            <text:p>1.81507</text:p>
          </table:table-cell>
          <table:table-cell office:value-type="float" office:value="5.79958" calcext:value-type="float">
            <text:p>5.799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33651" calcext:value-type="float">
            <text:p>0.933651</text:p>
          </table:table-cell>
          <table:table-cell office:value-type="float" office:value="2.93888" calcext:value-type="float">
            <text:p>2.93888</text:p>
          </table:table-cell>
          <table:table-cell office:value-type="float" office:value="0.009329" calcext:value-type="float">
            <text:p>0.009329</text:p>
          </table:table-cell>
          <table:table-cell office:value-type="float" office:value="1575181" calcext:value-type="float">
            <text:p>1575181</text:p>
          </table:table-cell>
          <table:table-cell office:value-type="float" office:value="1.77458" calcext:value-type="float">
            <text:p>1.77458</text:p>
          </table:table-cell>
          <table:table-cell office:value-type="float" office:value="6.02343" calcext:value-type="float">
            <text:p>6.0234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80083" calcext:value-type="float">
            <text:p>0.980083</text:p>
          </table:table-cell>
          <table:table-cell office:value-type="float" office:value="3.03947" calcext:value-type="float">
            <text:p>3.03947</text:p>
          </table:table-cell>
          <table:table-cell office:value-type="float" office:value="0.009541" calcext:value-type="float">
            <text:p>0.009541</text:p>
          </table:table-cell>
          <table:table-cell office:value-type="float" office:value="1652297" calcext:value-type="float">
            <text:p>1652297</text:p>
          </table:table-cell>
          <table:table-cell office:value-type="float" office:value="1.87559" calcext:value-type="float">
            <text:p>1.87559</text:p>
          </table:table-cell>
          <table:table-cell office:value-type="float" office:value="6.29489" calcext:value-type="float">
            <text:p>6.2948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00349" calcext:value-type="float">
            <text:p>1.00349</text:p>
          </table:table-cell>
          <table:table-cell office:value-type="float" office:value="3.23679" calcext:value-type="float">
            <text:p>3.23679</text:p>
          </table:table-cell>
          <table:table-cell office:value-type="float" office:value="0.009003" calcext:value-type="float">
            <text:p>0.009003</text:p>
          </table:table-cell>
          <table:table-cell office:value-type="float" office:value="1729317" calcext:value-type="float">
            <text:p>1729317</text:p>
          </table:table-cell>
          <table:table-cell office:value-type="float" office:value="1.97433" calcext:value-type="float">
            <text:p>1.97433</text:p>
          </table:table-cell>
          <table:table-cell office:value-type="float" office:value="6.57866" calcext:value-type="float">
            <text:p>6.5786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04685" calcext:value-type="float">
            <text:p>1.04685</text:p>
          </table:table-cell>
          <table:table-cell office:value-type="float" office:value="3.45513" calcext:value-type="float">
            <text:p>3.45513</text:p>
          </table:table-cell>
          <table:table-cell office:value-type="float" office:value="0.009505" calcext:value-type="float">
            <text:p>0.009505</text:p>
          </table:table-cell>
          <table:table-cell office:value-type="float" office:value="1806228" calcext:value-type="float">
            <text:p>1806228</text:p>
          </table:table-cell>
          <table:table-cell office:value-type="float" office:value="2.05717" calcext:value-type="float">
            <text:p>2.05717</text:p>
          </table:table-cell>
          <table:table-cell office:value-type="float" office:value="6.98306" calcext:value-type="float">
            <text:p>6.9830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11932" calcext:value-type="float">
            <text:p>1.11932</text:p>
          </table:table-cell>
          <table:table-cell office:value-type="float" office:value="3.63152" calcext:value-type="float">
            <text:p>3.63152</text:p>
          </table:table-cell>
          <table:table-cell office:value-type="float" office:value="0.009637" calcext:value-type="float">
            <text:p>0.009637</text:p>
          </table:table-cell>
          <table:table-cell office:value-type="float" office:value="1883043" calcext:value-type="float">
            <text:p>1883043</text:p>
          </table:table-cell>
          <table:table-cell office:value-type="float" office:value="2.15652" calcext:value-type="float">
            <text:p>2.15652</text:p>
          </table:table-cell>
          <table:table-cell office:value-type="float" office:value="7.55521" calcext:value-type="float">
            <text:p>7.555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15522" calcext:value-type="float">
            <text:p>1.15522</text:p>
          </table:table-cell>
          <table:table-cell office:value-type="float" office:value="3.82406" calcext:value-type="float">
            <text:p>3.82406</text:p>
          </table:table-cell>
          <table:table-cell office:value-type="float" office:value="0.010834" calcext:value-type="float">
            <text:p>0.010834</text:p>
          </table:table-cell>
          <table:table-cell office:value-type="float" office:value="1959756" calcext:value-type="float">
            <text:p>1959756</text:p>
          </table:table-cell>
          <table:table-cell office:value-type="float" office:value="2.26509" calcext:value-type="float">
            <text:p>2.26509</text:p>
          </table:table-cell>
          <table:table-cell office:value-type="float" office:value="7.63216" calcext:value-type="float">
            <text:p>7.6321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18853" calcext:value-type="float">
            <text:p>1.18853</text:p>
          </table:table-cell>
          <table:table-cell office:value-type="float" office:value="4.25694" calcext:value-type="float">
            <text:p>4.25694</text:p>
          </table:table-cell>
          <table:table-cell office:value-type="float" office:value="0.010824" calcext:value-type="float">
            <text:p>0.010824</text:p>
          </table:table-cell>
          <table:table-cell office:value-type="float" office:value="2036373" calcext:value-type="float">
            <text:p>2036373</text:p>
          </table:table-cell>
          <table:table-cell office:value-type="float" office:value="2.37474" calcext:value-type="float">
            <text:p>2.37474</text:p>
          </table:table-cell>
          <table:table-cell office:value-type="float" office:value="8.2737" calcext:value-type="float">
            <text:p>8.273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25222" calcext:value-type="float">
            <text:p>1.25222</text:p>
          </table:table-cell>
          <table:table-cell office:value-type="float" office:value="4.35522" calcext:value-type="float">
            <text:p>4.35522</text:p>
          </table:table-cell>
          <table:table-cell office:value-type="float" office:value="0.010454" calcext:value-type="float">
            <text:p>0.010454</text:p>
          </table:table-cell>
          <table:table-cell office:value-type="float" office:value="2112890" calcext:value-type="float">
            <text:p>2112890</text:p>
          </table:table-cell>
          <table:table-cell office:value-type="float" office:value="2.46518" calcext:value-type="float">
            <text:p>2.46518</text:p>
          </table:table-cell>
          <table:table-cell office:value-type="float" office:value="9.53503" calcext:value-type="float">
            <text:p>9.5350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33336" calcext:value-type="float">
            <text:p>1.33336</text:p>
          </table:table-cell>
          <table:table-cell office:value-type="float" office:value="4.5209" calcext:value-type="float">
            <text:p>4.5209</text:p>
          </table:table-cell>
          <table:table-cell office:value-type="float" office:value="0.010019" calcext:value-type="float">
            <text:p>0.010019</text:p>
          </table:table-cell>
          <table:table-cell office:value-type="float" office:value="2189306" calcext:value-type="float">
            <text:p>2189306</text:p>
          </table:table-cell>
          <table:table-cell office:value-type="float" office:value="2.54071" calcext:value-type="float">
            <text:p>2.54071</text:p>
          </table:table-cell>
          <table:table-cell office:value-type="float" office:value="8.89001" calcext:value-type="float">
            <text:p>8.8900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32836" calcext:value-type="float">
            <text:p>1.32836</text:p>
          </table:table-cell>
          <table:table-cell office:value-type="float" office:value="4.66976" calcext:value-type="float">
            <text:p>4.66976</text:p>
          </table:table-cell>
          <table:table-cell office:value-type="float" office:value="0.017834" calcext:value-type="float">
            <text:p>0.017834</text:p>
          </table:table-cell>
          <table:table-cell office:value-type="float" office:value="2265621" calcext:value-type="float">
            <text:p>2265621</text:p>
          </table:table-cell>
          <table:table-cell office:value-type="float" office:value="2.64742" calcext:value-type="float">
            <text:p>2.64742</text:p>
          </table:table-cell>
          <table:table-cell office:value-type="float" office:value="9.1524" calcext:value-type="float">
            <text:p>9.152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0625" calcext:value-type="float">
            <text:p>1.40625</text:p>
          </table:table-cell>
          <table:table-cell office:value-type="float" office:value="4.99643" calcext:value-type="float">
            <text:p>4.99643</text:p>
          </table:table-cell>
          <table:table-cell office:value-type="float" office:value="0.011256" calcext:value-type="float">
            <text:p>0.011256</text:p>
          </table:table-cell>
          <table:table-cell office:value-type="float" office:value="2341837" calcext:value-type="float">
            <text:p>2341837</text:p>
          </table:table-cell>
          <table:table-cell office:value-type="float" office:value="2.80655" calcext:value-type="float">
            <text:p>2.80655</text:p>
          </table:table-cell>
          <table:table-cell office:value-type="float" office:value="9.70059" calcext:value-type="float">
            <text:p>9.7005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92865" calcext:value-type="float">
            <text:p>1.92865</text:p>
          </table:table-cell>
          <table:table-cell office:value-type="float" office:value="6.44977" calcext:value-type="float">
            <text:p>6.44977</text:p>
          </table:table-cell>
          <table:table-cell office:value-type="float" office:value="0.01439" calcext:value-type="float">
            <text:p>0.01439</text:p>
          </table:table-cell>
          <table:table-cell office:value-type="float" office:value="2417950" calcext:value-type="float">
            <text:p>2417950</text:p>
          </table:table-cell>
          <table:table-cell office:value-type="float" office:value="3.12881" calcext:value-type="float">
            <text:p>3.12881</text:p>
          </table:table-cell>
          <table:table-cell office:value-type="float" office:value="12.2291" calcext:value-type="float">
            <text:p>12.229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53724" calcext:value-type="float">
            <text:p>1.53724</text:p>
          </table:table-cell>
          <table:table-cell office:value-type="float" office:value="5.46805" calcext:value-type="float">
            <text:p>5.46805</text:p>
          </table:table-cell>
          <table:table-cell office:value-type="float" office:value="0.010571" calcext:value-type="float">
            <text:p>0.010571</text:p>
          </table:table-cell>
          <table:table-cell office:value-type="float" office:value="2493967" calcext:value-type="float">
            <text:p>2493967</text:p>
          </table:table-cell>
          <table:table-cell office:value-type="float" office:value="3.09579" calcext:value-type="float">
            <text:p>3.09579</text:p>
          </table:table-cell>
          <table:table-cell office:value-type="float" office:value="10.658" calcext:value-type="float">
            <text:p>10.65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57678" calcext:value-type="float">
            <text:p>1.57678</text:p>
          </table:table-cell>
          <table:table-cell office:value-type="float" office:value="5.64656" calcext:value-type="float">
            <text:p>5.64656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2569887" calcext:value-type="float">
            <text:p>2569887</text:p>
          </table:table-cell>
          <table:table-cell office:value-type="float" office:value="3.01712" calcext:value-type="float">
            <text:p>3.01712</text:p>
          </table:table-cell>
          <table:table-cell office:value-type="float" office:value="10.7478" calcext:value-type="float">
            <text:p>10.747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53362" calcext:value-type="float">
            <text:p>1.53362</text:p>
          </table:table-cell>
          <table:table-cell office:value-type="float" office:value="5.83935" calcext:value-type="float">
            <text:p>5.83935</text:p>
          </table:table-cell>
          <table:table-cell office:value-type="float" office:value="0.010606" calcext:value-type="float">
            <text:p>0.010606</text:p>
          </table:table-cell>
          <table:table-cell office:value-type="float" office:value="2645697" calcext:value-type="float">
            <text:p>2645697</text:p>
          </table:table-cell>
          <table:table-cell office:value-type="float" office:value="3.13071" calcext:value-type="float">
            <text:p>3.13071</text:p>
          </table:table-cell>
          <table:table-cell office:value-type="float" office:value="11.0347" calcext:value-type="float">
            <text:p>11.03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58837" calcext:value-type="float">
            <text:p>1.58837</text:p>
          </table:table-cell>
          <table:table-cell office:value-type="float" office:value="6.05258" calcext:value-type="float">
            <text:p>6.05258</text:p>
          </table:table-cell>
          <table:table-cell office:value-type="float" office:value="0.011728" calcext:value-type="float">
            <text:p>0.011728</text:p>
          </table:table-cell>
          <table:table-cell office:value-type="float" office:value="2721415" calcext:value-type="float">
            <text:p>2721415</text:p>
          </table:table-cell>
          <table:table-cell office:value-type="float" office:value="3.23129" calcext:value-type="float">
            <text:p>3.23129</text:p>
          </table:table-cell>
          <table:table-cell office:value-type="float" office:value="11.411" calcext:value-type="float">
            <text:p>11.41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6773" calcext:value-type="float">
            <text:p>1.6773</text:p>
          </table:table-cell>
          <table:table-cell office:value-type="float" office:value="6.33129" calcext:value-type="float">
            <text:p>6.33129</text:p>
          </table:table-cell>
          <table:table-cell office:value-type="float" office:value="0.010839" calcext:value-type="float">
            <text:p>0.010839</text:p>
          </table:table-cell>
          <table:table-cell office:value-type="float" office:value="2797026" calcext:value-type="float">
            <text:p>2797026</text:p>
          </table:table-cell>
          <table:table-cell office:value-type="float" office:value="3.39164" calcext:value-type="float">
            <text:p>3.39164</text:p>
          </table:table-cell>
          <table:table-cell office:value-type="float" office:value="12.0006" calcext:value-type="float">
            <text:p>12.000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68236" calcext:value-type="float">
            <text:p>1.68236</text:p>
          </table:table-cell>
          <table:table-cell office:value-type="float" office:value="6.49001" calcext:value-type="float">
            <text:p>6.49001</text:p>
          </table:table-cell>
          <table:table-cell office:value-type="float" office:value="0.011036" calcext:value-type="float">
            <text:p>0.011036</text:p>
          </table:table-cell>
          <table:table-cell office:value-type="float" office:value="2872543" calcext:value-type="float">
            <text:p>2872543</text:p>
          </table:table-cell>
          <table:table-cell office:value-type="float" office:value="3.42467" calcext:value-type="float">
            <text:p>3.42467</text:p>
          </table:table-cell>
          <table:table-cell office:value-type="float" office:value="12.2233" calcext:value-type="float">
            <text:p>12.223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70797" calcext:value-type="float">
            <text:p>1.70797</text:p>
          </table:table-cell>
          <table:table-cell office:value-type="float" office:value="7.06092" calcext:value-type="float">
            <text:p>7.06092</text:p>
          </table:table-cell>
          <table:table-cell office:value-type="float" office:value="0.011935" calcext:value-type="float">
            <text:p>0.011935</text:p>
          </table:table-cell>
          <table:table-cell office:value-type="float" office:value="2947967" calcext:value-type="float">
            <text:p>2947967</text:p>
          </table:table-cell>
          <table:table-cell office:value-type="float" office:value="3.71205" calcext:value-type="float">
            <text:p>3.71205</text:p>
          </table:table-cell>
          <table:table-cell office:value-type="float" office:value="14.1829" calcext:value-type="float">
            <text:p>14.182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90914" calcext:value-type="float">
            <text:p>1.90914</text:p>
          </table:table-cell>
          <table:table-cell office:value-type="float" office:value="7.14512" calcext:value-type="float">
            <text:p>7.14512</text:p>
          </table:table-cell>
          <table:table-cell office:value-type="float" office:value="0.011299" calcext:value-type="float">
            <text:p>0.011299</text:p>
          </table:table-cell>
          <table:table-cell office:value-type="float" office:value="3023277" calcext:value-type="float">
            <text:p>3023277</text:p>
          </table:table-cell>
          <table:table-cell office:value-type="float" office:value="3.8461" calcext:value-type="float">
            <text:p>3.8461</text:p>
          </table:table-cell>
          <table:table-cell office:value-type="float" office:value="13.504" calcext:value-type="float">
            <text:p>13.50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78805" calcext:value-type="float">
            <text:p>1.78805</text:p>
          </table:table-cell>
          <table:table-cell office:value-type="float" office:value="8.49727" calcext:value-type="float">
            <text:p>8.49727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3098488" calcext:value-type="float">
            <text:p>3098488</text:p>
          </table:table-cell>
          <table:table-cell office:value-type="float" office:value="3.98451" calcext:value-type="float">
            <text:p>3.98451</text:p>
          </table:table-cell>
          <table:table-cell office:value-type="float" office:value="14.8007" calcext:value-type="float">
            <text:p>14.800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.08304" calcext:value-type="float">
            <text:p>2.08304</text:p>
          </table:table-cell>
          <table:table-cell office:value-type="float" office:value="8.88153" calcext:value-type="float">
            <text:p>8.88153</text:p>
          </table:table-cell>
          <table:table-cell office:value-type="float" office:value="0.014595" calcext:value-type="float">
            <text:p>0.014595</text:p>
          </table:table-cell>
          <table:table-cell office:value-type="float" office:value="3173601" calcext:value-type="float">
            <text:p>3173601</text:p>
          </table:table-cell>
          <table:table-cell office:value-type="float" office:value="4.5547" calcext:value-type="float">
            <text:p>4.5547</text:p>
          </table:table-cell>
          <table:table-cell office:value-type="float" office:value="16.1359" calcext:value-type="float">
            <text:p>16.135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.14714" calcext:value-type="float">
            <text:p>2.14714</text:p>
          </table:table-cell>
          <table:table-cell office:value-type="float" office:value="8.93747" calcext:value-type="float">
            <text:p>8.93747</text:p>
          </table:table-cell>
          <table:table-cell office:value-type="float" office:value="0.012815" calcext:value-type="float">
            <text:p>0.012815</text:p>
          </table:table-cell>
          <table:table-cell office:value-type="float" office:value="3248626" calcext:value-type="float">
            <text:p>3248626</text:p>
          </table:table-cell>
          <table:table-cell office:value-type="float" office:value="4.05397" calcext:value-type="float">
            <text:p>4.05397</text:p>
          </table:table-cell>
          <table:table-cell office:value-type="float" office:value="15.6602" calcext:value-type="float">
            <text:p>15.660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9729" calcext:value-type="float">
            <text:p>1.9729</text:p>
          </table:table-cell>
          <table:table-cell office:value-type="float" office:value="8.66364" calcext:value-type="float">
            <text:p>8.66364</text:p>
          </table:table-cell>
          <table:table-cell office:value-type="float" office:value="0.011468" calcext:value-type="float">
            <text:p>0.011468</text:p>
          </table:table-cell>
          <table:table-cell office:value-type="float" office:value="3323537" calcext:value-type="float">
            <text:p>3323537</text:p>
          </table:table-cell>
          <table:table-cell office:value-type="float" office:value="4.60622" calcext:value-type="float">
            <text:p>4.60622</text:p>
          </table:table-cell>
          <table:table-cell office:value-type="float" office:value="15.7726" calcext:value-type="float">
            <text:p>15.772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.45559" calcext:value-type="float">
            <text:p>2.45559</text:p>
          </table:table-cell>
          <table:table-cell office:value-type="float" office:value="10.6647" calcext:value-type="float">
            <text:p>10.6647</text:p>
          </table:table-cell>
          <table:table-cell office:value-type="float" office:value="0.016877" calcext:value-type="float">
            <text:p>0.016877</text:p>
          </table:table-cell>
          <table:table-cell office:value-type="float" office:value="3398353" calcext:value-type="float">
            <text:p>3398353</text:p>
          </table:table-cell>
          <table:table-cell office:value-type="float" office:value="4.79612" calcext:value-type="float">
            <text:p>4.79612</text:p>
          </table:table-cell>
          <table:table-cell office:value-type="float" office:value="18.9263" calcext:value-type="float">
            <text:p>18.926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.7158" calcext:value-type="float">
            <text:p>2.7158</text:p>
          </table:table-cell>
          <table:table-cell office:value-type="float" office:value="9.3015" calcext:value-type="float">
            <text:p>9.3015</text:p>
          </table:table-cell>
          <table:table-cell office:value-type="float" office:value="0.014338" calcext:value-type="float">
            <text:p>0.014338</text:p>
          </table:table-cell>
          <table:table-cell office:value-type="float" office:value="3473069" calcext:value-type="float">
            <text:p>3473069</text:p>
          </table:table-cell>
          <table:table-cell office:value-type="float" office:value="4.74812" calcext:value-type="float">
            <text:p>4.74812</text:p>
          </table:table-cell>
          <table:table-cell office:value-type="float" office:value="17.338" calcext:value-type="float">
            <text:p>17.33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.22968" calcext:value-type="float">
            <text:p>2.22968</text:p>
          </table:table-cell>
          <table:table-cell office:value-type="float" office:value="9.42863" calcext:value-type="float">
            <text:p>9.42863</text:p>
          </table:table-cell>
          <table:table-cell office:value-type="float" office:value="0.012127" calcext:value-type="float">
            <text:p>0.012127</text:p>
          </table:table-cell>
          <table:table-cell office:value-type="float" office:value="3547686" calcext:value-type="float">
            <text:p>3547686</text:p>
          </table:table-cell>
          <table:table-cell office:value-type="float" office:value="4.49418" calcext:value-type="float">
            <text:p>4.49418</text:p>
          </table:table-cell>
          <table:table-cell office:value-type="float" office:value="16.739" calcext:value-type="float">
            <text:p>16.73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.42185" calcext:value-type="float">
            <text:p>2.42185</text:p>
          </table:table-cell>
          <table:table-cell office:value-type="float" office:value="11.8083" calcext:value-type="float">
            <text:p>11.8083</text:p>
          </table:table-cell>
          <table:table-cell office:value-type="float" office:value="0.012055" calcext:value-type="float">
            <text:p>0.012055</text:p>
          </table:table-cell>
          <table:table-cell office:value-type="float" office:value="3622209" calcext:value-type="float">
            <text:p>3622209</text:p>
          </table:table-cell>
          <table:table-cell office:value-type="float" office:value="5.05586" calcext:value-type="float">
            <text:p>5.05586</text:p>
          </table:table-cell>
          <table:table-cell office:value-type="float" office:value="19.8976" calcext:value-type="float">
            <text:p>19.897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.33041" calcext:value-type="float">
            <text:p>2.33041</text:p>
          </table:table-cell>
          <table:table-cell office:value-type="float" office:value="9.61552" calcext:value-type="float">
            <text:p>9.61552</text:p>
          </table:table-cell>
          <table:table-cell office:value-type="float" office:value="0.012868" calcext:value-type="float">
            <text:p>0.012868</text:p>
          </table:table-cell>
          <table:table-cell office:value-type="float" office:value="3696618" calcext:value-type="float">
            <text:p>3696618</text:p>
          </table:table-cell>
          <table:table-cell office:value-type="float" office:value="4.67416" calcext:value-type="float">
            <text:p>4.67416</text:p>
          </table:table-cell>
          <table:table-cell office:value-type="float" office:value="17.2199" calcext:value-type="float">
            <text:p>17.219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.2412" calcext:value-type="float">
            <text:p>2.2412</text:p>
          </table:table-cell>
          <table:table-cell office:value-type="float" office:value="9.79053" calcext:value-type="float">
            <text:p>9.79053</text:p>
          </table:table-cell>
          <table:table-cell office:value-type="float" office:value="0.013646" calcext:value-type="float">
            <text:p>0.013646</text:p>
          </table:table-cell>
          <table:table-cell office:value-type="float" office:value="3770935" calcext:value-type="float">
            <text:p>3770935</text:p>
          </table:table-cell>
          <table:table-cell office:value-type="float" office:value="4.78916" calcext:value-type="float">
            <text:p>4.78916</text:p>
          </table:table-cell>
          <table:table-cell office:value-type="float" office:value="17.4703" calcext:value-type="float">
            <text:p>17.47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34812" calcext:value-type="float">
            <text:p>2.34812</text:p>
          </table:table-cell>
          <table:table-cell office:value-type="float" office:value="10.2051" calcext:value-type="float">
            <text:p>10.2051</text:p>
          </table:table-cell>
          <table:table-cell office:value-type="float" office:value="0.012197" calcext:value-type="float">
            <text:p>0.012197</text:p>
          </table:table-cell>
          <table:table-cell office:value-type="float" office:value="3845151" calcext:value-type="float">
            <text:p>3845151</text:p>
          </table:table-cell>
          <table:table-cell office:value-type="float" office:value="5.03484" calcext:value-type="float">
            <text:p>5.03484</text:p>
          </table:table-cell>
          <table:table-cell office:value-type="float" office:value="18.2092" calcext:value-type="float">
            <text:p>18.209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.39377" calcext:value-type="float">
            <text:p>2.39377</text:p>
          </table:table-cell>
          <table:table-cell office:value-type="float" office:value="11.2297" calcext:value-type="float">
            <text:p>11.2297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3919258" calcext:value-type="float">
            <text:p>3919258</text:p>
          </table:table-cell>
          <table:table-cell office:value-type="float" office:value="5.05809" calcext:value-type="float">
            <text:p>5.05809</text:p>
          </table:table-cell>
          <table:table-cell office:value-type="float" office:value="19.3208" calcext:value-type="float">
            <text:p>19.320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.39942" calcext:value-type="float">
            <text:p>2.39942</text:p>
          </table:table-cell>
          <table:table-cell office:value-type="float" office:value="10.7381" calcext:value-type="float">
            <text:p>10.7381</text:p>
          </table:table-cell>
          <table:table-cell office:value-type="float" office:value="0.014239" calcext:value-type="float">
            <text:p>0.014239</text:p>
          </table:table-cell>
          <table:table-cell office:value-type="float" office:value="3993280" calcext:value-type="float">
            <text:p>3993280</text:p>
          </table:table-cell>
          <table:table-cell office:value-type="float" office:value="5.10171" calcext:value-type="float">
            <text:p>5.10171</text:p>
          </table:table-cell>
          <table:table-cell office:value-type="float" office:value="18.8896" calcext:value-type="float">
            <text:p>18.889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.00656" calcext:value-type="float">
            <text:p>3.00656</text:p>
          </table:table-cell>
          <table:table-cell office:value-type="float" office:value="12.2896" calcext:value-type="float">
            <text:p>12.2896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4067200" calcext:value-type="float">
            <text:p>4067200</text:p>
          </table:table-cell>
          <table:table-cell office:value-type="float" office:value="5.18145" calcext:value-type="float">
            <text:p>5.18145</text:p>
          </table:table-cell>
          <table:table-cell office:value-type="float" office:value="21.7996" calcext:value-type="float">
            <text:p>21.799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.44787" calcext:value-type="float">
            <text:p>2.44787</text:p>
          </table:table-cell>
          <table:table-cell office:value-type="float" office:value="12.1688" calcext:value-type="float">
            <text:p>12.1688</text:p>
          </table:table-cell>
          <table:table-cell office:value-type="float" office:value="0.013498" calcext:value-type="float">
            <text:p>0.013498</text:p>
          </table:table-cell>
          <table:table-cell office:value-type="float" office:value="4141014" calcext:value-type="float">
            <text:p>4141014</text:p>
          </table:table-cell>
          <table:table-cell office:value-type="float" office:value="5.50485" calcext:value-type="float">
            <text:p>5.50485</text:p>
          </table:table-cell>
          <table:table-cell office:value-type="float" office:value="22.1451" calcext:value-type="float">
            <text:p>22.145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.83204" calcext:value-type="float">
            <text:p>2.83204</text:p>
          </table:table-cell>
          <table:table-cell office:value-type="float" office:value="12.3822" calcext:value-type="float">
            <text:p>12.3822</text:p>
          </table:table-cell>
          <table:table-cell office:value-type="float" office:value="0.013261" calcext:value-type="float">
            <text:p>0.013261</text:p>
          </table:table-cell>
          <table:table-cell office:value-type="float" office:value="4214734" calcext:value-type="float">
            <text:p>4214734</text:p>
          </table:table-cell>
          <table:table-cell office:value-type="float" office:value="5.27757" calcext:value-type="float">
            <text:p>5.27757</text:p>
          </table:table-cell>
          <table:table-cell office:value-type="float" office:value="22.0165" calcext:value-type="float">
            <text:p>22.016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.54917" calcext:value-type="float">
            <text:p>2.54917</text:p>
          </table:table-cell>
          <table:table-cell office:value-type="float" office:value="11.7041" calcext:value-type="float">
            <text:p>11.7041</text:p>
          </table:table-cell>
          <table:table-cell office:value-type="float" office:value="0.013583" calcext:value-type="float">
            <text:p>0.013583</text:p>
          </table:table-cell>
          <table:table-cell office:value-type="float" office:value="4288341" calcext:value-type="float">
            <text:p>4288341</text:p>
          </table:table-cell>
          <table:table-cell office:value-type="float" office:value="5.35638" calcext:value-type="float">
            <text:p>5.35638</text:p>
          </table:table-cell>
          <table:table-cell office:value-type="float" office:value="20.8296" calcext:value-type="float">
            <text:p>20.829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.58816" calcext:value-type="float">
            <text:p>2.58816</text:p>
          </table:table-cell>
          <table:table-cell office:value-type="float" office:value="12.1336" calcext:value-type="float">
            <text:p>12.1336</text:p>
          </table:table-cell>
          <table:table-cell office:value-type="float" office:value="0.014125" calcext:value-type="float">
            <text:p>0.014125</text:p>
          </table:table-cell>
          <table:table-cell office:value-type="float" office:value="4361858" calcext:value-type="float">
            <text:p>4361858</text:p>
          </table:table-cell>
          <table:table-cell office:value-type="float" office:value="5.90239" calcext:value-type="float">
            <text:p>5.90239</text:p>
          </table:table-cell>
          <table:table-cell office:value-type="float" office:value="21.6076" calcext:value-type="float">
            <text:p>21.607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.63581" calcext:value-type="float">
            <text:p>2.63581</text:p>
          </table:table-cell>
          <table:table-cell office:value-type="float" office:value="12.2828" calcext:value-type="float">
            <text:p>12.2828</text:p>
          </table:table-cell>
          <table:table-cell office:value-type="float" office:value="0.014505" calcext:value-type="float">
            <text:p>0.014505</text:p>
          </table:table-cell>
          <table:table-cell office:value-type="float" office:value="4435285" calcext:value-type="float">
            <text:p>4435285</text:p>
          </table:table-cell>
          <table:table-cell office:value-type="float" office:value="5.5688" calcext:value-type="float">
            <text:p>5.5688</text:p>
          </table:table-cell>
          <table:table-cell office:value-type="float" office:value="21.6131" calcext:value-type="float">
            <text:p>21.613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.69911" calcext:value-type="float">
            <text:p>2.69911</text:p>
          </table:table-cell>
          <table:table-cell office:value-type="float" office:value="12.6208" calcext:value-type="float">
            <text:p>12.6208</text:p>
          </table:table-cell>
          <table:table-cell office:value-type="float" office:value="0.013915" calcext:value-type="float">
            <text:p>0.013915</text:p>
          </table:table-cell>
          <table:table-cell office:value-type="float" office:value="4508585" calcext:value-type="float">
            <text:p>4508585</text:p>
          </table:table-cell>
          <table:table-cell office:value-type="float" office:value="5.7184" calcext:value-type="float">
            <text:p>5.7184</text:p>
          </table:table-cell>
          <table:table-cell office:value-type="float" office:value="22.1954" calcext:value-type="float">
            <text:p>22.195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72377" calcext:value-type="float">
            <text:p>2.72377</text:p>
          </table:table-cell>
          <table:table-cell office:value-type="float" office:value="12.8657" calcext:value-type="float">
            <text:p>12.8657</text:p>
          </table:table-cell>
          <table:table-cell office:value-type="float" office:value="0.013915" calcext:value-type="float">
            <text:p>0.013915</text:p>
          </table:table-cell>
          <table:table-cell office:value-type="float" office:value="4581819" calcext:value-type="float">
            <text:p>4581819</text:p>
          </table:table-cell>
          <table:table-cell office:value-type="float" office:value="5.81013" calcext:value-type="float">
            <text:p>5.81013</text:p>
          </table:table-cell>
          <table:table-cell office:value-type="float" office:value="22.4753" calcext:value-type="float">
            <text:p>22.475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.76146" calcext:value-type="float">
            <text:p>2.76146</text:p>
          </table:table-cell>
          <table:table-cell office:value-type="float" office:value="13.2589" calcext:value-type="float">
            <text:p>13.2589</text:p>
          </table:table-cell>
          <table:table-cell office:value-type="float" office:value="0.014374" calcext:value-type="float">
            <text:p>0.014374</text:p>
          </table:table-cell>
          <table:table-cell office:value-type="float" office:value="4654923" calcext:value-type="float">
            <text:p>4654923</text:p>
          </table:table-cell>
          <table:table-cell office:value-type="float" office:value="5.77136" calcext:value-type="float">
            <text:p>5.77136</text:p>
          </table:table-cell>
          <table:table-cell office:value-type="float" office:value="22.7457" calcext:value-type="float">
            <text:p>22.745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.69354" calcext:value-type="float">
            <text:p>2.69354</text:p>
          </table:table-cell>
          <table:table-cell office:value-type="float" office:value="13.0065" calcext:value-type="float">
            <text:p>13.0065</text:p>
          </table:table-cell>
          <table:table-cell office:value-type="float" office:value="0.013172" calcext:value-type="float">
            <text:p>0.013172</text:p>
          </table:table-cell>
          <table:table-cell office:value-type="float" office:value="4727944" calcext:value-type="float">
            <text:p>4727944</text:p>
          </table:table-cell>
          <table:table-cell office:value-type="float" office:value="5.90635" calcext:value-type="float">
            <text:p>5.90635</text:p>
          </table:table-cell>
          <table:table-cell office:value-type="float" office:value="22.5996" calcext:value-type="float">
            <text:p>22.599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.81273" calcext:value-type="float">
            <text:p>2.81273</text:p>
          </table:table-cell>
          <table:table-cell office:value-type="float" office:value="13.3124" calcext:value-type="float">
            <text:p>13.3124</text:p>
          </table:table-cell>
          <table:table-cell office:value-type="float" office:value="0.014104" calcext:value-type="float">
            <text:p>0.014104</text:p>
          </table:table-cell>
          <table:table-cell office:value-type="float" office:value="4800863" calcext:value-type="float">
            <text:p>4800863</text:p>
          </table:table-cell>
          <table:table-cell office:value-type="float" office:value="5.89436" calcext:value-type="float">
            <text:p>5.89436</text:p>
          </table:table-cell>
          <table:table-cell office:value-type="float" office:value="22.9656" calcext:value-type="float">
            <text:p>22.965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81427" calcext:value-type="float">
            <text:p>2.81427</text:p>
          </table:table-cell>
          <table:table-cell office:value-type="float" office:value="13.3634" calcext:value-type="float">
            <text:p>13.3634</text:p>
          </table:table-cell>
          <table:table-cell office:value-type="float" office:value="0.013363" calcext:value-type="float">
            <text:p>0.013363</text:p>
          </table:table-cell>
          <table:table-cell office:value-type="float" office:value="4873681" calcext:value-type="float">
            <text:p>4873681</text:p>
          </table:table-cell>
          <table:table-cell office:value-type="float" office:value="6.06146" calcext:value-type="float">
            <text:p>6.06146</text:p>
          </table:table-cell>
          <table:table-cell office:value-type="float" office:value="23.2646" calcext:value-type="float">
            <text:p>23.264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.83091" calcext:value-type="float">
            <text:p>2.83091</text:p>
          </table:table-cell>
          <table:table-cell office:value-type="float" office:value="13.968" calcext:value-type="float">
            <text:p>13.968</text:p>
          </table:table-cell>
          <table:table-cell office:value-type="float" office:value="0.015276" calcext:value-type="float">
            <text:p>0.015276</text:p>
          </table:table-cell>
          <table:table-cell office:value-type="float" office:value="4946384" calcext:value-type="float">
            <text:p>4946384</text:p>
          </table:table-cell>
          <table:table-cell office:value-type="float" office:value="6.18358" calcext:value-type="float">
            <text:p>6.18358</text:p>
          </table:table-cell>
          <table:table-cell office:value-type="float" office:value="23.9841" calcext:value-type="float">
            <text:p>23.984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.89819" calcext:value-type="float">
            <text:p>2.89819</text:p>
          </table:table-cell>
          <table:table-cell office:value-type="float" office:value="14.1125" calcext:value-type="float">
            <text:p>14.1125</text:p>
          </table:table-cell>
          <table:table-cell office:value-type="float" office:value="0.013433" calcext:value-type="float">
            <text:p>0.013433</text:p>
          </table:table-cell>
          <table:table-cell office:value-type="float" office:value="5019016" calcext:value-type="float">
            <text:p>5019016</text:p>
          </table:table-cell>
          <table:table-cell office:value-type="float" office:value="6.23317" calcext:value-type="float">
            <text:p>6.23317</text:p>
          </table:table-cell>
          <table:table-cell office:value-type="float" office:value="24.4885" calcext:value-type="float">
            <text:p>24.488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.86843" calcext:value-type="float">
            <text:p>2.86843</text:p>
          </table:table-cell>
          <table:table-cell office:value-type="float" office:value="14.6808" calcext:value-type="float">
            <text:p>14.6808</text:p>
          </table:table-cell>
          <table:table-cell office:value-type="float" office:value="0.019998" calcext:value-type="float">
            <text:p>0.019998</text:p>
          </table:table-cell>
          <table:table-cell office:value-type="float" office:value="5091520" calcext:value-type="float">
            <text:p>5091520</text:p>
          </table:table-cell>
          <table:table-cell office:value-type="float" office:value="6.32465" calcext:value-type="float">
            <text:p>6.32465</text:p>
          </table:table-cell>
          <table:table-cell office:value-type="float" office:value="25.1723" calcext:value-type="float">
            <text:p>25.172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.03086" calcext:value-type="float">
            <text:p>3.03086</text:p>
          </table:table-cell>
          <table:table-cell office:value-type="float" office:value="15.2828" calcext:value-type="float">
            <text:p>15.2828</text:p>
          </table:table-cell>
          <table:table-cell office:value-type="float" office:value="0.015669" calcext:value-type="float">
            <text:p>0.015669</text:p>
          </table:table-cell>
          <table:table-cell office:value-type="float" office:value="5163950" calcext:value-type="float">
            <text:p>5163950</text:p>
          </table:table-cell>
          <table:table-cell office:value-type="float" office:value="6.2634" calcext:value-type="float">
            <text:p>6.2634</text:p>
          </table:table-cell>
          <table:table-cell office:value-type="float" office:value="25.5507" calcext:value-type="float">
            <text:p>25.550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.90135" calcext:value-type="float">
            <text:p>2.90135</text:p>
          </table:table-cell>
          <table:table-cell office:value-type="float" office:value="14.4174" calcext:value-type="float">
            <text:p>14.4174</text:p>
          </table:table-cell>
          <table:table-cell office:value-type="float" office:value="0.013409" calcext:value-type="float">
            <text:p>0.013409</text:p>
          </table:table-cell>
          <table:table-cell office:value-type="float" office:value="5236252" calcext:value-type="float">
            <text:p>5236252</text:p>
          </table:table-cell>
          <table:table-cell office:value-type="float" office:value="6.39477" calcext:value-type="float">
            <text:p>6.39477</text:p>
          </table:table-cell>
          <table:table-cell office:value-type="float" office:value="24.5829" calcext:value-type="float">
            <text:p>24.582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.2046" calcext:value-type="float">
            <text:p>3.2046</text:p>
          </table:table-cell>
          <table:table-cell office:value-type="float" office:value="15.0195" calcext:value-type="float">
            <text:p>15.0195</text:p>
          </table:table-cell>
          <table:table-cell office:value-type="float" office:value="0.014121" calcext:value-type="float">
            <text:p>0.014121</text:p>
          </table:table-cell>
          <table:table-cell office:value-type="float" office:value="5308472" calcext:value-type="float">
            <text:p>5308472</text:p>
          </table:table-cell>
          <table:table-cell office:value-type="float" office:value="6.46868" calcext:value-type="float">
            <text:p>6.46868</text:p>
          </table:table-cell>
          <table:table-cell office:value-type="float" office:value="25.576" calcext:value-type="float">
            <text:p>25.57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.90274" calcext:value-type="float">
            <text:p>2.90274</text:p>
          </table:table-cell>
          <table:table-cell office:value-type="float" office:value="14.8919" calcext:value-type="float">
            <text:p>14.8919</text:p>
          </table:table-cell>
          <table:table-cell office:value-type="float" office:value="0.014287" calcext:value-type="float">
            <text:p>0.014287</text:p>
          </table:table-cell>
          <table:table-cell office:value-type="float" office:value="5380595" calcext:value-type="float">
            <text:p>5380595</text:p>
          </table:table-cell>
          <table:table-cell office:value-type="float" office:value="6.48353" calcext:value-type="float">
            <text:p>6.48353</text:p>
          </table:table-cell>
          <table:table-cell office:value-type="float" office:value="25.5156" calcext:value-type="float">
            <text:p>25.515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.03858" calcext:value-type="float">
            <text:p>3.03858</text:p>
          </table:table-cell>
          <table:table-cell office:value-type="float" office:value="15.4093" calcext:value-type="float">
            <text:p>15.4093</text:p>
          </table:table-cell>
          <table:table-cell office:value-type="float" office:value="0.013636" calcext:value-type="float">
            <text:p>0.013636</text:p>
          </table:table-cell>
          <table:table-cell office:value-type="float" office:value="5452608" calcext:value-type="float">
            <text:p>5452608</text:p>
          </table:table-cell>
          <table:table-cell office:value-type="float" office:value="6.65617" calcext:value-type="float">
            <text:p>6.65617</text:p>
          </table:table-cell>
          <table:table-cell office:value-type="float" office:value="26.4451" calcext:value-type="float">
            <text:p>26.445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.06195" calcext:value-type="float">
            <text:p>3.06195</text:p>
          </table:table-cell>
          <table:table-cell office:value-type="float" office:value="15.6674" calcext:value-type="float">
            <text:p>15.6674</text:p>
          </table:table-cell>
          <table:table-cell office:value-type="float" office:value="0.013809" calcext:value-type="float">
            <text:p>0.013809</text:p>
          </table:table-cell>
          <table:table-cell office:value-type="float" office:value="5524527" calcext:value-type="float">
            <text:p>5524527</text:p>
          </table:table-cell>
          <table:table-cell office:value-type="float" office:value="6.84614" calcext:value-type="float">
            <text:p>6.84614</text:p>
          </table:table-cell>
          <table:table-cell office:value-type="float" office:value="26.9067" calcext:value-type="float">
            <text:p>26.906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.0898" calcext:value-type="float">
            <text:p>3.0898</text:p>
          </table:table-cell>
          <table:table-cell office:value-type="float" office:value="15.7019" calcext:value-type="float">
            <text:p>15.7019</text:p>
          </table:table-cell>
          <table:table-cell office:value-type="float" office:value="0.014322" calcext:value-type="float">
            <text:p>0.014322</text:p>
          </table:table-cell>
          <table:table-cell office:value-type="float" office:value="5596339" calcext:value-type="float">
            <text:p>5596339</text:p>
          </table:table-cell>
          <table:table-cell office:value-type="float" office:value="6.83764" calcext:value-type="float">
            <text:p>6.83764</text:p>
          </table:table-cell>
          <table:table-cell office:value-type="float" office:value="26.9013" calcext:value-type="float">
            <text:p>26.901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.16982" calcext:value-type="float">
            <text:p>3.16982</text:p>
          </table:table-cell>
          <table:table-cell office:value-type="float" office:value="16.1782" calcext:value-type="float">
            <text:p>16.1782</text:p>
          </table:table-cell>
          <table:table-cell office:value-type="float" office:value="0.014373" calcext:value-type="float">
            <text:p>0.014373</text:p>
          </table:table-cell>
          <table:table-cell office:value-type="float" office:value="5668052" calcext:value-type="float">
            <text:p>5668052</text:p>
          </table:table-cell>
          <table:table-cell office:value-type="float" office:value="6.92419" calcext:value-type="float">
            <text:p>6.92419</text:p>
          </table:table-cell>
          <table:table-cell office:value-type="float" office:value="27.6082" calcext:value-type="float">
            <text:p>27.608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.15659" calcext:value-type="float">
            <text:p>3.15659</text:p>
          </table:table-cell>
          <table:table-cell office:value-type="float" office:value="16.5734" calcext:value-type="float">
            <text:p>16.5734</text:p>
          </table:table-cell>
          <table:table-cell office:value-type="float" office:value="0.014871" calcext:value-type="float">
            <text:p>0.014871</text:p>
          </table:table-cell>
          <table:table-cell office:value-type="float" office:value="5739671" calcext:value-type="float">
            <text:p>5739671</text:p>
          </table:table-cell>
          <table:table-cell office:value-type="float" office:value="6.96752" calcext:value-type="float">
            <text:p>6.96752</text:p>
          </table:table-cell>
          <table:table-cell office:value-type="float" office:value="27.804" calcext:value-type="float">
            <text:p>27.80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.10903" calcext:value-type="float">
            <text:p>3.10903</text:p>
          </table:table-cell>
          <table:table-cell office:value-type="float" office:value="16.808" calcext:value-type="float">
            <text:p>16.808</text:p>
          </table:table-cell>
          <table:table-cell office:value-type="float" office:value="0.014421" calcext:value-type="float">
            <text:p>0.014421</text:p>
          </table:table-cell>
          <table:table-cell office:value-type="float" office:value="5811190" calcext:value-type="float">
            <text:p>5811190</text:p>
          </table:table-cell>
          <table:table-cell office:value-type="float" office:value="7.15101" calcext:value-type="float">
            <text:p>7.15101</text:p>
          </table:table-cell>
          <table:table-cell office:value-type="float" office:value="28.4412" calcext:value-type="float">
            <text:p>28.441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.20886" calcext:value-type="float">
            <text:p>3.20886</text:p>
          </table:table-cell>
          <table:table-cell office:value-type="float" office:value="16.8902" calcext:value-type="float">
            <text:p>16.8902</text:p>
          </table:table-cell>
          <table:table-cell office:value-type="float" office:value="0.014431" calcext:value-type="float">
            <text:p>0.014431</text:p>
          </table:table-cell>
          <table:table-cell office:value-type="float" office:value="5882609" calcext:value-type="float">
            <text:p>5882609</text:p>
          </table:table-cell>
          <table:table-cell office:value-type="float" office:value="7.29438" calcext:value-type="float">
            <text:p>7.29438</text:p>
          </table:table-cell>
          <table:table-cell office:value-type="float" office:value="28.7014" calcext:value-type="float">
            <text:p>28.701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.78787" calcext:value-type="float">
            <text:p>3.78787</text:p>
          </table:table-cell>
          <table:table-cell office:value-type="float" office:value="20.0028" calcext:value-type="float">
            <text:p>20.0028</text:p>
          </table:table-cell>
          <table:table-cell office:value-type="float" office:value="0.015323" calcext:value-type="float">
            <text:p>0.015323</text:p>
          </table:table-cell>
          <table:table-cell office:value-type="float" office:value="5953918" calcext:value-type="float">
            <text:p>5953918</text:p>
          </table:table-cell>
          <table:table-cell office:value-type="float" office:value="8.05586" calcext:value-type="float">
            <text:p>8.05586</text:p>
          </table:table-cell>
          <table:table-cell office:value-type="float" office:value="35.9583" calcext:value-type="float">
            <text:p>35.958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.48603" calcext:value-type="float">
            <text:p>4.48603</text:p>
          </table:table-cell>
          <table:table-cell office:value-type="float" office:value="22.6659" calcext:value-type="float">
            <text:p>22.6659</text:p>
          </table:table-cell>
          <table:table-cell office:value-type="float" office:value="0.021137" calcext:value-type="float">
            <text:p>0.021137</text:p>
          </table:table-cell>
          <table:table-cell office:value-type="float" office:value="6025146" calcext:value-type="float">
            <text:p>6025146</text:p>
          </table:table-cell>
          <table:table-cell office:value-type="float" office:value="8.09346" calcext:value-type="float">
            <text:p>8.09346</text:p>
          </table:table-cell>
          <table:table-cell office:value-type="float" office:value="36.3914" calcext:value-type="float">
            <text:p>36.39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1:34:15.227859078</meta:creation-date>
    <dc:date>2019-06-13T11:36:10.977827439</dc:date>
    <meta:editing-duration>PT1M58S</meta:editing-duration>
    <meta:editing-cycles>1</meta:editing-cycles>
    <meta:document-statistic meta:table-count="1" meta:cell-count="539" meta:object-count="0"/>
    <meta:generator>LibreOffice/6.0.7.3$Linux_X86_64 LibreOffice_project/00m0$Build-3</meta:generator>
  </office:meta>
</office:document-meta>
</file>